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2.86cm" svg:y="6.096cm">
          <text:p text:style-name="P1"><text:span text:style-name="T1">T</text:span><text:span text:style-name="T1">x</text:span></text:p>
          <text:p text:style-name="P1"><text:span text:style-name="T1">in</text:span><text:span text:style-name="T1">t</text:span><text:span text:style-name="T1">e</text:span><text:span text:style-name="T1">rf</text:span><text:span text:style-name="T1">a</text:span><text:span text:style-name="T1">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</text:span><text:span text:style-name="T1">n</text:span><text:span text:style-name="T1">t</text:span><text:span text:style-name="T1">e</text:span><text:span text:style-name="T1">rf</text:span><text:span text:style-name="T1">a</text:span><text:span text:style-name="T1">c</text:span><text:span text:style-name="T1">e</text:span></text:p>
          <text:p text:style-name="P1"><text:span text:style-name="T1">R</text:span><text:span text:style-name="T1">x </text:span><text:span text:style-name="T1">fil</text:span><text:span text:style-name="T1">t</text:span><text:span text:style-name="T1">e</text:span><text:span text:style-name="T1">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5.842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8.034cm" svg:y="5.842cm">
          <text:p text:style-name="P1"><text:span text:style-name="T1">Di</text:span><text:span text:style-name="T1">gi</text:span><text:span text:style-name="T1">pe</text:span><text:span text:style-name="T1">at</text:span><text:span text:style-name="T1">er</text:span></text:p>
          <text:p text:style-name="P1"><text:span text:style-name="T1">Tx </text:span><text:span text:style-name="T1">Int</text:span><text:span text:style-name="T1">erf</text:span><text:span text:style-name="T1">ac</text:span><text:span text:style-name="T1">e</text:span></text:p>
          <text:p text:style-name="P1"><text:span text:style-name="T1">&lt;fi</text:span><text:span text:style-name="T1">lte</text:span><text:span text:style-name="T1">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06cm" svg:y1="7.112cm" svg:x2="11.43cm" svg:y2="7.112cm">
          <text:p/>
        </draw:line>
        <draw:line draw:style-name="gr2" draw:text-style-name="P3" draw:layer="layout" svg:x1="11.318cm" svg:y1="7.112cm" svg:x2="12.588cm" svg:y2="7.112cm">
          <text:p/>
        </draw:line>
        <draw:line draw:style-name="gr2" draw:text-style-name="P3" draw:layer="layout" svg:x1="11.43cm" svg:y1="4.318cm" svg:x2="12.7cm" svg:y2="4.318cm">
          <text:p/>
        </draw:line>
        <draw:line draw:style-name="gr2" draw:text-style-name="P3" draw:layer="layout" svg:x1="11.43cm" svg:y1="2.54cm" svg:x2="12.7cm" svg:y2="2.54cm">
          <text:p/>
        </draw:line>
        <draw:line draw:style-name="gr3" draw:text-style-name="P3" draw:layer="layout" svg:x1="11.43cm" svg:y1="2.54cm" svg:x2="11.43cm" svg:y2="7.112cm">
          <text:p/>
        </draw:line>
        <draw:line draw:style-name="gr2" draw:text-style-name="P3" draw:layer="layout" svg:x1="16.002cm" svg:y1="7.112cm" svg:x2="17.018cm" svg:y2="7.112cm">
          <text:p/>
        </draw:line>
        <draw:line draw:style-name="gr2" draw:text-style-name="P3" draw:layer="layout" svg:x1="21.844cm" svg:y1="7.112cm" svg:x2="22.86cm" svg:y2="7.112cm">
          <text:p/>
        </draw:line>
        <draw:custom-shape draw:style-name="gr1" draw:text-style-name="P2" draw:layer="layout" svg:width="3.302cm" svg:height="2.032cm" svg:x="2.54cm" svg:y="13.97cm">
          <text:p text:style-name="P1"><text:span text:style-name="T1">A</text:span><text:span text:style-name="T1">P</text:span><text:span text:style-name="T1">R</text:span><text:span text:style-name="T1">SI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1.844cm" svg:y="13.97cm">
          <text:p text:style-name="P1"><text:span text:style-name="T1">Tx</text:span></text:p>
          <text:p text:style-name="P1"><text:span text:style-name="T1">int</text:span><text:span text:style-name="T1">erf</text:span><text:span text:style-name="T1">a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13.97cm">
          <text:p text:style-name="P1"><text:span text:style-name="T1">A</text:span><text:span text:style-name="T1">P</text:span><text:span text:style-name="T1">R</text:span><text:span text:style-name="T1">SI</text:span><text:span text:style-name="T1">S</text:span></text:p>
          <text:p text:style-name="P1"><text:span text:style-name="T1">fil</text:span><text:span text:style-name="T1">t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13.716cm">
          <text:p text:style-name="P1"><text:span text:style-name="T1">D</text:span><text:span text:style-name="T1">i</text:span><text:span text:style-name="T1">g</text:span><text:span text:style-name="T1">i</text:span><text:span text:style-name="T1">p</text:span><text:span text:style-name="T1">e</text:span><text:span text:style-name="T1">a</text:span><text:span text:style-name="T1">t</text:span><text:span text:style-name="T1">e</text:span><text:span text:style-name="T1">r</text:span></text:p>
          <text:p text:style-name="P1"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<text:p text:style-name="P1"><text:span text:style-name="T1">&lt;</text:span><text:span text:style-name="T1">fi</text:span><text:span text:style-name="T1">lt</text:span><text:span text:style-name="T1">e</text:span><text:span text:style-name="T1">r</text:span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018cm" svg:y="13.716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14.986cm" svg:x2="6.75cm" svg:y2="14.986cm">
          <text:p/>
        </draw:line>
        <draw:line draw:style-name="gr2" draw:text-style-name="P3" draw:layer="layout" svg:x1="10.306cm" svg:y1="14.986cm" svg:x2="11.43cm" svg:y2="14.986cm">
          <text:p/>
        </draw:line>
        <draw:line draw:style-name="gr2" draw:text-style-name="P3" draw:layer="layout" svg:x1="11.318cm" svg:y1="14.986cm" svg:x2="12.588cm" svg:y2="14.986cm">
          <text:p/>
        </draw:line>
        <draw:line draw:style-name="gr2" draw:text-style-name="P3" draw:layer="layout" svg:x1="11.43cm" svg:y1="12.954cm" svg:x2="12.7cm" svg:y2="12.954cm">
          <text:p/>
        </draw:line>
        <draw:line draw:style-name="gr2" draw:text-style-name="P3" draw:layer="layout" svg:x1="11.43cm" svg:y1="17.018cm" svg:x2="12.7cm" svg:y2="17.018cm">
          <text:p/>
        </draw:line>
        <draw:line draw:style-name="gr3" draw:text-style-name="P3" draw:layer="layout" svg:x1="11.43cm" svg:y1="12.954cm" svg:x2="11.43cm" svg:y2="17.018cm">
          <text:p/>
        </draw:line>
        <draw:line draw:style-name="gr2" draw:text-style-name="P3" draw:layer="layout" svg:x1="16.002cm" svg:y1="14.986cm" svg:x2="17.018cm" svg:y2="14.986cm">
          <text:p/>
        </draw:line>
        <draw:line draw:style-name="gr2" draw:text-style-name="P3" draw:layer="layout" svg:x1="20.828cm" svg:y1="14.986cm" svg:x2="21.844cm" svg:y2="14.986cm">
          <text:p/>
        </draw:line>
        <draw:custom-shape draw:style-name="gr1" draw:text-style-name="P2" draw:layer="layout" svg:width="3.302cm" svg:height="1.524cm" svg:x="12.7cm" svg:y="3.556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018cm" svg:y1="7.112cm" svg:x2="18.034cm" svg:y2="7.112cm">
          <text:p/>
        </draw:line>
        <draw:custom-shape draw:style-name="gr1" draw:text-style-name="P2" draw:layer="layout" svg:width="3.302cm" svg:height="2.286cm" svg:x="12.7cm" svg:y="8.89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002cm" svg:y1="9.906cm" svg:x2="17.018cm" svg:y2="9.906cm">
          <text:p/>
        </draw:line>
        <draw:line draw:style-name="gr2" draw:text-style-name="P3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nterface</text:span></text:p>
          <text:p text:style-name="P1"><text:span text:style-name="T1">Rx filter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06cm" svg:y1="7.112cm" svg:x2="11.43cm" svg:y2="7.112cm">
          <text:p/>
        </draw:line>
        <draw:custom-shape draw:style-name="gr1" draw:text-style-name="P2" draw:layer="layout" svg:width="3.302cm" svg:height="1.524cm" svg:x="11.43cm" svg:y="6.35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1.082cm" svg:y="6.096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nterface</text:span></text:p>
          <text:p text:style-name="P1"><text:span text:style-name="T1">Rx 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1.684cm" svg:y="5.842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6.256cm" svg:y="5.842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34cm" svg:y1="7.112cm" svg:x2="11.684cm" svg:y2="7.112cm">
          <text:p/>
        </draw:line>
        <draw:line draw:style-name="gr2" draw:text-style-name="P3" draw:layer="layout" svg:x1="20.066cm" svg:y1="7.112cm" svg:x2="21.082cm" svg:y2="7.112cm">
          <text:p/>
        </draw:line>
        <draw:custom-shape draw:style-name="gr1" draw:text-style-name="P2" draw:layer="layout" svg:width="3.302cm" svg:height="2.032cm" svg:x="2.54cm" svg:y="13.97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1.844cm" svg:y="13.97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13.97cm">
          <text:p text:style-name="P1"><text:span text:style-name="T1">APRSIS</text:span></text:p>
          <text:p text:style-name="P1"><text:span text:style-name="T1">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13.716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018cm" svg:y="13.716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14.986cm" svg:x2="6.75cm" svg:y2="14.986cm">
          <text:p/>
        </draw:line>
        <draw:line draw:style-name="gr2" draw:text-style-name="P3" draw:layer="layout" svg:x1="10.306cm" svg:y1="14.986cm" svg:x2="11.43cm" svg:y2="14.986cm">
          <text:p/>
        </draw:line>
        <draw:line draw:style-name="gr2" draw:text-style-name="P3" draw:layer="layout" svg:x1="11.318cm" svg:y1="14.986cm" svg:x2="12.588cm" svg:y2="14.986cm">
          <text:p/>
        </draw:line>
        <draw:line draw:style-name="gr2" draw:text-style-name="P3" draw:layer="layout" svg:x1="11.43cm" svg:y1="12.954cm" svg:x2="12.7cm" svg:y2="12.954cm">
          <text:p/>
        </draw:line>
        <draw:line draw:style-name="gr2" draw:text-style-name="P3" draw:layer="layout" svg:x1="11.43cm" svg:y1="17.018cm" svg:x2="12.7cm" svg:y2="17.018cm">
          <text:p/>
        </draw:line>
        <draw:line draw:style-name="gr3" draw:text-style-name="P3" draw:layer="layout" svg:x1="11.43cm" svg:y1="12.954cm" svg:x2="11.43cm" svg:y2="17.018cm">
          <text:p/>
        </draw:line>
        <draw:line draw:style-name="gr2" draw:text-style-name="P3" draw:layer="layout" svg:x1="16.002cm" svg:y1="14.986cm" svg:x2="17.018cm" svg:y2="14.986cm">
          <text:p/>
        </draw:line>
        <draw:line draw:style-name="gr2" draw:text-style-name="P3" draw:layer="layout" svg:x1="20.828cm" svg:y1="14.986cm" svg:x2="21.844cm" svg:y2="14.986cm">
          <text:p/>
        </draw:line>
        <draw:line draw:style-name="gr2" draw:text-style-name="P3" draw:layer="layout" svg:x1="14.986cm" svg:y1="7.112cm" svg:x2="16.256cm" svg:y2="7.112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1.844cm" svg:y="6.096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nterface</text:span></text:p>
          <text:p text:style-name="P1"><text:span text:style-name="T1">Rx 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5.842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018cm" svg:y="5.842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06cm" svg:y1="7.112cm" svg:x2="11.43cm" svg:y2="7.112cm">
          <text:p/>
        </draw:line>
        <draw:line draw:style-name="gr2" draw:text-style-name="P3" draw:layer="layout" svg:x1="11.318cm" svg:y1="7.112cm" svg:x2="12.588cm" svg:y2="7.112cm">
          <text:p/>
        </draw:line>
        <draw:line draw:style-name="gr2" draw:text-style-name="P3" draw:layer="layout" svg:x1="11.43cm" svg:y1="4.318cm" svg:x2="12.7cm" svg:y2="4.318cm">
          <text:p/>
        </draw:line>
        <draw:line draw:style-name="gr3" draw:text-style-name="P3" draw:layer="layout" svg:x1="11.43cm" svg:y1="4.318cm" svg:x2="11.43cm" svg:y2="7.112cm">
          <text:p/>
        </draw:line>
        <draw:line draw:style-name="gr2" draw:text-style-name="P3" draw:layer="layout" svg:x1="20.828cm" svg:y1="7.112cm" svg:x2="21.844cm" svg:y2="7.112cm">
          <text:p/>
        </draw:line>
        <draw:custom-shape draw:style-name="gr1" draw:text-style-name="P2" draw:layer="layout" svg:width="3.302cm" svg:height="2.032cm" svg:x="2.54cm" svg:y="13.97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1.844cm" svg:y="13.97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13.97cm">
          <text:p text:style-name="P1"><text:span text:style-name="T1">APRSIS</text:span></text:p>
          <text:p text:style-name="P1"><text:span text:style-name="T1">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13.716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018cm" svg:y="13.716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14.986cm" svg:x2="6.75cm" svg:y2="14.986cm">
          <text:p/>
        </draw:line>
        <draw:line draw:style-name="gr2" draw:text-style-name="P3" draw:layer="layout" svg:x1="10.306cm" svg:y1="14.986cm" svg:x2="11.43cm" svg:y2="14.986cm">
          <text:p/>
        </draw:line>
        <draw:line draw:style-name="gr2" draw:text-style-name="P3" draw:layer="layout" svg:x1="11.318cm" svg:y1="14.986cm" svg:x2="12.588cm" svg:y2="14.986cm">
          <text:p/>
        </draw:line>
        <draw:line draw:style-name="gr2" draw:text-style-name="P3" draw:layer="layout" svg:x1="11.43cm" svg:y1="12.954cm" svg:x2="12.7cm" svg:y2="12.954cm">
          <text:p/>
        </draw:line>
        <draw:line draw:style-name="gr2" draw:text-style-name="P3" draw:layer="layout" svg:x1="11.43cm" svg:y1="17.018cm" svg:x2="12.7cm" svg:y2="17.018cm">
          <text:p/>
        </draw:line>
        <draw:line draw:style-name="gr3" draw:text-style-name="P3" draw:layer="layout" svg:x1="11.43cm" svg:y1="12.954cm" svg:x2="11.43cm" svg:y2="17.018cm">
          <text:p/>
        </draw:line>
        <draw:line draw:style-name="gr2" draw:text-style-name="P3" draw:layer="layout" svg:x1="16.002cm" svg:y1="14.986cm" svg:x2="17.018cm" svg:y2="14.986cm">
          <text:p/>
        </draw:line>
        <draw:line draw:style-name="gr2" draw:text-style-name="P3" draw:layer="layout" svg:x1="20.828cm" svg:y1="14.986cm" svg:x2="21.844cm" svg:y2="14.986cm">
          <text:p/>
        </draw:line>
        <draw:custom-shape draw:style-name="gr1" draw:text-style-name="P2" draw:layer="layout" svg:width="3.302cm" svg:height="1.524cm" svg:x="12.7cm" svg:y="3.556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002cm" svg:y1="7.112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2.769cm" svg:y="6.065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nterface</text:span></text:p>
          <text:p text:style-name="P1"><text:span text:style-name="T1">Rx 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609cm" svg:y="5.811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943cm" svg:y="5.811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06cm" svg:y1="7.112cm" svg:x2="11.43cm" svg:y2="7.112cm">
          <text:p/>
        </draw:line>
        <draw:line draw:style-name="gr2" draw:text-style-name="P3" draw:layer="layout" svg:x1="11.318cm" svg:y1="7.112cm" svg:x2="12.588cm" svg:y2="7.112cm">
          <text:p/>
        </draw:line>
        <draw:line draw:style-name="gr2" draw:text-style-name="P3" draw:layer="layout" svg:x1="11.43cm" svg:y1="4.318cm" svg:x2="12.7cm" svg:y2="4.318cm">
          <text:p/>
        </draw:line>
        <draw:line draw:style-name="gr2" draw:text-style-name="P3" draw:layer="layout" svg:x1="11.43cm" svg:y1="2.54cm" svg:x2="12.7cm" svg:y2="2.54cm">
          <text:p/>
        </draw:line>
        <draw:line draw:style-name="gr3" draw:text-style-name="P3" draw:layer="layout" svg:x1="11.43cm" svg:y1="2.54cm" svg:x2="11.43cm" svg:y2="7.112cm">
          <text:p/>
        </draw:line>
        <draw:line draw:style-name="gr2" draw:text-style-name="P3" draw:layer="layout" svg:x1="15.911cm" svg:y1="7.081cm" svg:x2="16.927cm" svg:y2="7.081cm">
          <text:p/>
        </draw:line>
        <draw:line draw:style-name="gr2" draw:text-style-name="P3" draw:layer="layout" svg:x1="21.753cm" svg:y1="7.081cm" svg:x2="22.769cm" svg:y2="7.081cm">
          <text:p/>
        </draw:line>
        <draw:custom-shape draw:style-name="gr1" draw:text-style-name="P2" draw:layer="layout" svg:width="3.302cm" svg:height="2.032cm" svg:x="2.54cm" svg:y="13.97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0.828cm" svg:y="13.97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13.97cm">
          <text:p text:style-name="P1"><text:span text:style-name="T1">APRSIS</text:span></text:p>
          <text:p text:style-name="P1"><text:span text:style-name="T1">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1.684cm" svg:y="13.716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6.002cm" svg:y="13.716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14.986cm" svg:x2="6.75cm" svg:y2="14.986cm">
          <text:p/>
        </draw:line>
        <draw:line draw:style-name="gr2" draw:text-style-name="P3" draw:layer="layout" svg:x1="10.302cm" svg:y1="14.986cm" svg:x2="11.572cm" svg:y2="14.986cm">
          <text:p/>
        </draw:line>
        <draw:line draw:style-name="gr2" draw:text-style-name="P3" draw:layer="layout" svg:x1="14.986cm" svg:y1="14.986cm" svg:x2="16.002cm" svg:y2="14.986cm">
          <text:p/>
        </draw:line>
        <draw:line draw:style-name="gr2" draw:text-style-name="P3" draw:layer="layout" svg:x1="19.812cm" svg:y1="14.986cm" svg:x2="20.828cm" svg:y2="14.986cm">
          <text:p/>
        </draw:line>
        <draw:custom-shape draw:style-name="gr1" draw:text-style-name="P2" draw:layer="layout" svg:width="3.302cm" svg:height="1.524cm" svg:x="12.7cm" svg:y="3.556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27cm" svg:y1="7.081cm" svg:x2="17.943cm" svg:y2="7.081cm">
          <text:p/>
        </draw:line>
        <draw:custom-shape draw:style-name="gr1" draw:text-style-name="P2" draw:layer="layout" svg:width="3.302cm" svg:height="2.286cm" svg:x="12.609cm" svg:y="8.859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911cm" svg:y1="9.875cm" svg:x2="16.927cm" svg:y2="9.875cm">
          <text:p/>
        </draw:line>
        <draw:line draw:style-name="gr2" draw:text-style-name="P3" draw:layer="layout" svg:x1="16.927cm" svg:y1="9.875cm" svg:x2="16.927cm" svg:y2="7.081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3.302cm" svg:height="2.032cm" svg:x="2.54cm" svg:y="6.096cm">
          <text:p text:style-name="P1"><text:span text:style-name="T1">R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22.86cm" svg:y="6.096cm">
          <text:p text:style-name="P1"><text:span text:style-name="T1">Tx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6.096cm">
          <text:p text:style-name="P1"><text:span text:style-name="T1">Interface</text:span></text:p>
          <text:p text:style-name="P1"><text:span text:style-name="T1">Rx fil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54cm" svg:x="12.7cm" svg:y="5.842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8.034cm" svg:y="5.842cm">
          <text:p text:style-name="P1"><text:span text:style-name="T1">Digipeater</text:span></text:p>
          <text:p text:style-name="P1"><text:span text:style-name="T1">Tx Interfa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7.112cm" svg:x2="6.75cm" svg:y2="7.112cm">
          <text:p/>
        </draw:line>
        <draw:line draw:style-name="gr2" draw:text-style-name="P3" draw:layer="layout" svg:x1="10.306cm" svg:y1="7.112cm" svg:x2="11.43cm" svg:y2="7.112cm">
          <text:p/>
        </draw:line>
        <draw:line draw:style-name="gr2" draw:text-style-name="P3" draw:layer="layout" svg:x1="11.318cm" svg:y1="7.112cm" svg:x2="12.588cm" svg:y2="7.112cm">
          <text:p/>
        </draw:line>
        <draw:line draw:style-name="gr2" draw:text-style-name="P3" draw:layer="layout" svg:x1="11.43cm" svg:y1="4.318cm" svg:x2="12.7cm" svg:y2="4.318cm">
          <text:p/>
        </draw:line>
        <draw:line draw:style-name="gr3" draw:text-style-name="P3" draw:layer="layout" svg:x1="11.43cm" svg:y1="4.318cm" svg:x2="11.43cm" svg:y2="7.112cm">
          <text:p/>
        </draw:line>
        <draw:line draw:style-name="gr2" draw:text-style-name="P3" draw:layer="layout" svg:x1="16.002cm" svg:y1="7.112cm" svg:x2="17.018cm" svg:y2="7.112cm">
          <text:p/>
        </draw:line>
        <draw:line draw:style-name="gr2" draw:text-style-name="P3" draw:layer="layout" svg:x1="21.844cm" svg:y1="7.112cm" svg:x2="22.86cm" svg:y2="7.112cm">
          <text:p/>
        </draw:line>
        <draw:custom-shape draw:style-name="gr1" draw:text-style-name="P2" draw:layer="layout" svg:width="3.302cm" svg:height="2.032cm" svg:x="2.54cm" svg:y="8.89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032cm" svg:x="6.75cm" svg:y="8.89cm">
          <text:p text:style-name="P1"><text:span text:style-name="T1">APRSIS</text:span></text:p>
          <text:p text:style-name="P1"><text:span text:style-name="T1">filter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2cm" svg:y1="9.906cm" svg:x2="6.75cm" svg:y2="9.906cm">
          <text:p/>
        </draw:line>
        <draw:line draw:style-name="gr2" draw:text-style-name="P3" draw:layer="layout" svg:x1="10.306cm" svg:y1="9.906cm" svg:x2="12.7cm" svg:y2="9.906cm">
          <text:p/>
        </draw:line>
        <draw:custom-shape draw:style-name="gr1" draw:text-style-name="P2" draw:layer="layout" svg:width="3.302cm" svg:height="1.524cm" svg:x="12.7cm" svg:y="3.556cm">
          <text:p text:style-name="P1"><text:span text:style-name="T1">APRS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018cm" svg:y1="7.112cm" svg:x2="18.034cm" svg:y2="7.112cm">
          <text:p/>
        </draw:line>
        <draw:custom-shape draw:style-name="gr1" draw:text-style-name="P2" draw:layer="layout" svg:width="3.302cm" svg:height="2.286cm" svg:x="12.7cm" svg:y="8.89cm">
          <text:p text:style-name="P1"><text:span text:style-name="T1">Digipeater</text:span></text:p>
          <text:p text:style-name="P1"><text:span text:style-name="T1">source</text:span></text:p>
          <text:p text:style-name="P1"><text:span text:style-name="T1">&lt;filter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002cm" svg:y1="9.906cm" svg:x2="17.018cm" svg:y2="9.906cm">
          <text:p/>
        </draw:line>
        <draw:line draw:style-name="gr2" draw:text-style-name="P3" draw:layer="layout" svg:x1="17.018cm" svg:y1="9.906cm" svg:x2="17.01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i Aarnio</meta:initial-creator>
    <meta:creation-date>2012-07-29T01:00:05</meta:creation-date>
    <meta:editing-duration>PT59M12S</meta:editing-duration>
    <meta:editing-cycles>14</meta:editing-cycles>
    <dc:date>2016-08-31T23:36:42.260346820</dc:date>
    <meta:generator>LibreOffice/5.1.4.2$Linux_X86_64 LibreOffice_project/10m0$Build-2</meta:generator>
    <meta:document-statistic meta:object-count="165"/>
  </office:meta>
</office:document-meta>
</file>